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4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solid" style:text-underline-width="auto" style:text-underline-color="font-color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solid" style:text-underline-width="auto" style:text-underline-color="font-color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solid" style:text-underline-width="auto" style:text-underline-color="font-color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8" style:family="paragraph" style:parent-style-name="Heading_20_1" style:list-style-name="WWNum3" style:master-page-name="Standard">
      <style:paragraph-properties fo:margin-left="0cm" fo:margin-right="0cm" fo:margin-top="0cm" fo:margin-bottom="0cm" style:contextual-spacing="false" fo:line-height="100%" fo:text-indent="0cm" style:auto-text-indent="false" style:page-number="1" fo:break-before="auto" fo:break-after="auto"/>
    </style:style>
    <style:style style:name="P9" style:family="paragraph" style:parent-style-name="normal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0" style:family="paragraph" style:parent-style-name="normal" style:list-style-name="WWNum5">
      <loext:graphic-properties draw:fill="none" draw:fill-color="#ffffff"/>
      <style:paragraph-properties fo:margin-left="1.247cm" fo:margin-right="0cm" fo:margin-top="0cm" fo:margin-bottom="0cm" style:contextual-spacing="false" fo:line-height="100%" fo:text-align="start" style:justify-single-word="false" fo:keep-together="auto" fo:orphans="0" fo:widows="0" fo:text-indent="-0.499cm" style:auto-text-indent="false" fo:break-before="auto" fo:break-after="auto" fo:background-color="transparent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1" style:family="paragraph" style:parent-style-name="normal" style:list-style-name="WWNum1">
      <loext:graphic-properties draw:fill="none" draw:fill-color="#ffffff"/>
      <style:paragraph-properties fo:margin-left="1.247cm" fo:margin-right="0cm" fo:margin-top="0cm" fo:margin-bottom="0cm" style:contextual-spacing="false" fo:line-height="100%" fo:text-align="start" style:justify-single-word="false" fo:keep-together="auto" fo:orphans="0" fo:widows="0" fo:text-indent="-0.499cm" style:auto-text-indent="false" fo:break-before="auto" fo:break-after="auto" fo:background-color="transparent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2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3" style:family="paragraph" style:parent-style-name="normal" style:list-style-name="L1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4" style:family="paragraph" style:parent-style-name="normal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5" style:family="paragraph" style:parent-style-name="normal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6" style:family="paragraph" style:parent-style-name="normal" style:list-style-name="L2">
      <loext:graphic-properties draw:fill="none" draw:fill-color="#ffffff"/>
      <style:paragraph-properties fo:margin-top="0cm" fo:margin-bottom="0cm" style:contextual-spacing="false" fo:line-height="100%" fo:text-align="justify" style:justify-single-word="false" fo:orphans="0" fo:widows="0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7" style:family="paragraph" style:parent-style-name="normal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5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officeooo:rsid="0021db58" officeooo:paragraph-rsid="0021db58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8" style:family="paragraph" style:parent-style-name="normal" style:list-style-name="WWNum5">
      <loext:graphic-properties draw:fill="none" draw:fill-color="#ffffff"/>
      <style:paragraph-properties fo:margin-left="1.247cm" fo:margin-right="0cm" fo:margin-top="0cm" fo:margin-bottom="0cm" style:contextual-spacing="false" fo:line-height="100%" fo:text-align="start" style:justify-single-word="false" fo:orphans="0" fo:widows="0" fo:text-indent="-0.499cm" style:auto-text-indent="false" fo:background-color="transparent" fo:padding="0cm" fo:border="non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solid" style:text-underline-width="auto" style:text-underline-color="font-color" fo:font-weight="normal" officeooo:rsid="00207917" officeooo:paragraph-rsid="001f4263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9" style:family="paragraph" style:parent-style-name="normal" style:list-style-name="WWNum5">
      <loext:graphic-properties draw:fill="none" draw:fill-color="#ffffff"/>
      <style:paragraph-properties fo:margin-left="1.247cm" fo:margin-right="0cm" fo:margin-top="0cm" fo:margin-bottom="0cm" style:contextual-spacing="false" fo:line-height="100%" fo:text-align="start" style:justify-single-word="false" fo:keep-together="auto" fo:orphans="0" fo:widows="0" fo:text-indent="-0.499cm" style:auto-text-indent="false" fo:break-before="auto" fo:break-after="auto" fo:background-color="transparent" fo:padding="0cm" fo:border="none" fo:keep-with-next="auto">
        <style:tab-stops>
          <style:tab-stop style:position="0cm"/>
        </style:tab-stops>
      </style:paragraph-properties>
    </style:style>
    <style:style style:name="P20" style:family="paragraph" style:parent-style-name="normal" style:list-style-name="WWNum5">
      <loext:graphic-properties draw:fill="none" draw:fill-color="#ffffff"/>
      <style:paragraph-properties fo:margin-left="1.247cm" fo:margin-right="0cm" fo:margin-top="0cm" fo:margin-bottom="0cm" style:contextual-spacing="false" fo:line-height="100%" fo:text-align="start" style:justify-single-word="false" fo:keep-together="auto" fo:orphans="0" fo:widows="0" fo:text-indent="-0.499cm" style:auto-text-indent="false" fo:break-before="auto" fo:break-after="auto" fo:background-color="transparent" fo:padding="0cm" fo:border="none" fo:keep-with-next="auto">
        <style:tab-stops>
          <style:tab-stop style:position="0cm"/>
        </style:tab-stops>
      </style:paragraph-properties>
      <style:text-properties officeooo:paragraph-rsid="001f4263"/>
    </style:style>
    <style:style style:name="P21" style:family="paragraph" style:parent-style-name="normal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fo:keep-with-next="auto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fo:background-color="transparent" loext:char-shading-value="0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officeooo:rsid="001f4263" fo:background-color="transparent" loext:char-shading-value="0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officeooo:rsid="0021db58" fo:background-color="transparent" loext:char-shading-value="0" style:font-name-asian="Verdana1" style:font-size-asian="12pt" style:font-style-asian="normal" style:font-weight-asian="normal" style:font-name-complex="Verdana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italic" style:text-underline-style="none" fo:font-weight="normal" fo:background-color="transparent" loext:char-shading-value="0" style:font-name-asian="Verdana1" style:font-size-asian="12pt" style:font-style-asian="italic" style:font-weight-asian="normal" style:font-name-complex="Verdana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style:font-name="Verdana" style:font-name-asian="Verdana1" style:font-name-complex="Verdana1"/>
    </style:style>
    <style:style style:name="T7" style:family="text">
      <style:text-properties style:font-name="Verdana" officeooo:rsid="001f4263" style:font-name-asian="Verdana1" style:font-name-complex="Verdana1"/>
    </style:style>
    <style:style style:name="T8" style:family="text">
      <style:text-properties style:font-name="Verdana" officeooo:rsid="00207917" style:font-name-asian="Verdana1" style:font-name-complex="Verdana1"/>
    </style:style>
    <style:style style:name="T9" style:family="text">
      <style:text-properties style:font-name="Verdana" officeooo:rsid="0021db58" style:font-name-asian="Verdana1" style:font-name-complex="Verdana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3">
        <text:list-item>
          <text:p text:style-name="P8">Demonstrátori pályázat</text:p>
        </text:list-item>
      </text:list>
      <text:p text:style-name="P2"/>
      <text:p text:style-name="P1"><text:span text:style-name="T1">A BME Számítástudományi és Információelméleti Tanszéke demonstrátori pályázatot hirdet a 20</text:span><text:span text:style-name="T6">2</text:span><text:span text:style-name="T8">2</text:span><text:span text:style-name="T1">/</text:span><text:span text:style-name="T6">202</text:span><text:span text:style-name="T8">3</text:span><text:span text:style-name="T1">. tanév tavaszi félévére Bevezetés a számításelméletbe 2., Algoritmuselmélet, Valószínűségszámítás (üzemmérnök képzés), és Rendszeroptimalizálás tárgyakból.</text:span></text:p>
      <text:p text:style-name="P5"/>
      <text:p text:style-name="P5">A demonstrátor feladata a Rendszeroptimalizálás tárgy <text:s/>esetén:</text:p>
      <text:p text:style-name="P5"/>
      <text:p text:style-name="P3">A félév során íratott zárthelyi dolgozatok javítása.</text:p>
      <text:p text:style-name="P3"/>
      <text:p text:style-name="P5">A demonstrátor feladata a többi tárgy esetén:</text:p>
      <text:p text:style-name="P5"/>
      <text:list xml:id="list1191984045" text:style-name="WWNum4">
        <text:list-item>
          <text:p text:style-name="P9">Az oktatott tárgy gyakorlatainak önálló megtartása.</text:p>
        </text:list-item>
        <text:list-item>
          <text:p text:style-name="P9">Az évközi zárthelyik és (a Valószínűségszámítás és az Algoritmuselmélet tárgy esetén) az írásbeli vizsgák kijavítása és az eredmények adminisztrálása. </text:p>
        </text:list-item>
        <text:list-item>
          <text:p text:style-name="P9">A zárthelyik és az írásbeli vizsgák teremfelügyeletében való közreműködés (ha jelenléti oktatás van).</text:p>
        </text:list-item>
        <text:list-item>
          <text:p text:style-name="P9">A BSc diplomával már rendelkező demonstrátorok esetében a szóbeli vizsgák lebonyolításában való technikai jellegű közreműködés.</text:p>
        </text:list-item>
        <text:list-item>
          <text:p text:style-name="P17">Négynél kevesebb lezárt félévvel rendelkező jelentkezők gyakorlótanárként segíthetik a tanszék munkáját, majd ennek sikeressége esetén a következő félévben önállóan is tarthatnak gyakorlatot.</text:p>
        </text:list-item>
      </text:list>
      <text:p text:style-name="P4"/>
      <text:p text:style-name="P3"/>
      <text:p text:style-name="P6">A pályázatra jelentkezhet, aki:</text:p>
      <text:list text:style-name="WWNum5">
        <text:list-header>
          <text:p text:style-name="P10"/>
        </text:list-header>
        <text:list-item>
          <text:p text:style-name="P19"><text:span text:style-name="T1">a BME-vel vagy más felsőoktatási intézménnyel aktív alap-, mester- vagy osztatlan képzéses hallgatói jogviszonyban áll </text:span><text:span text:style-name="T6">és</text:span></text:p>
        </text:list-item>
        <text:list-item>
          <text:p text:style-name="P19"><text:span text:style-name="T1">vagy </text:span><text:span text:style-name="T4">(a)</text:span><text:span text:style-name="T1"> rendelkezik alapképzésben vagy osztatlan képzésben szerzett oklevéllel, vagy </text:span><text:span text:style-name="T4">(b)</text:span><text:span text:style-name="T1"> van legalább annyiszor 25 kreditje, ahány lezárt féléve van és halmozott súlyozott átlaga meghaladja a 3,50-et vagy </text:span><text:span text:style-name="T4">(c)</text:span><text:span text:style-name="T1"> van legalább 60 kreditje, és az utolsó két aktív félévében az ösztöndíj indexe legalább 3,5</text:span><text:span text:style-name="T6"> és</text:span></text:p>
        </text:list-item>
        <text:list-item>
          <text:p text:style-name="P20"><text:span text:style-name="T1">nem áll fegyelmi büntetés hatálya alatt.</text:span></text:p>
          <text:p text:style-name="P18"><text:span text:style-name="T1"/></text:p>
        </text:list-item>
      </text:list>
      <text:p text:style-name="P7"/>
      <text:p text:style-name="P6">Jogok és kötelezettségek:</text:p>
      <text:list text:style-name="WWNum1">
        <text:list-header>
          <text:p text:style-name="P11"/>
        </text:list-header>
        <text:list-item>
          <text:p text:style-name="P11">A demonstrátori tevékenység akkor sikeres, ha azt a Tanszékvezetö annak minősítette.</text:p>
        </text:list-item>
        <text:list-item>
          <text:p text:style-name="P11">A demonstrátort megilletik az oktatók jogai és terhelik az oktatók kötelezettségei.</text:p>
        </text:list-item>
        <text:list-item>
          <text:p text:style-name="P11">A sikeres demonstrátori tevékenység a NEPTUN-ban, a törzslapon és az oklevélmellékletben feltüntetésre kerül.</text:p>
        </text:list-item>
        <text:list-item>
          <text:p text:style-name="P11">Amennyiben a demonstrátor tanulmányait vagy demonstrátori kötelezettségeit elhanyagolja, illetve azoknak nem tesz eleget, továbbá <text:soft-page-break/>ha egyetemi hallgatókhoz nem méltó magatartást tanúsít, megbízása visszavonásra kerülhet.</text:p>
          <text:p text:style-name="P12"/>
        </text:list-item>
      </text:list>
      <text:p text:style-name="P6">Díjazás:</text:p>
      <text:p text:style-name="P6"/>
      <text:p text:style-name="P1"><text:span text:style-name="T1">A demonstrátorral az Egyetem hallgatói munkaszerződést köt. A demonstrátori tevékenységért az Nftv. 44. §-ában foglaltak szerint munkadíj fizetendő, ami h</text:span><text:span text:style-name="T5">eti 2 óra tartása esetén a minimálbér 1/20-ad része. A Tanszékvezető döntése alapján ennél nagyobb összeg is fizethető.</text:span></text:p>
      <text:p text:style-name="P2"/>
      <text:p text:style-name="P1"><text:span text:style-name="T1">Pályázni 20</text:span><text:span text:style-name="T6">2</text:span><text:span text:style-name="T9">3</text:span><text:span text:style-name="T1">. </text:span><text:span text:style-name="T3">január 3</text:span><text:span text:style-name="T6">1-i </text:span><text:span text:style-name="T1">határidővel elektronikusan lehet a tszvez@cs.bme.hu címre, Katona Gyula tanszékvezetőnek címezett pályázati anyaggal. Kérjük, hogy a pályázási szándékukat minél előbb jelezzék, hogy könnyebben tervezhessük a következő félév gyakorlatainak beosztását. A pályázatban szerepelnie kell a következőknek:</text:span></text:p>
      <text:p text:style-name="P2"/>
      <text:list text:style-name="L1">
        <text:list-item>
          <text:p text:style-name="P21"><text:span text:style-name="T1">A 20</text:span><text:span text:style-name="T6">2</text:span><text:span text:style-name="T9">3</text:span><text:span text:style-name="T1">. tavaszi félévben a pályázó tanulmányaira vonatkozó alábbi adatok:</text:span></text:p>
        </text:list-item>
        <text:list-item>
          <text:p text:style-name="P13">Intézmény, szak, évfolyam, BME-s hallgató esetén Neptun-kód</text:p>
        </text:list-item>
        <text:list-item>
          <text:p text:style-name="P13">Lezárt félévek száma</text:p>
        </text:list-item>
        <text:list-item>
          <text:p text:style-name="P13">A képzésben összesen megszerzett kreditek száma és súlyozott tanulmányi átlag</text:p>
        </text:list-item>
        <text:list-item>
          <text:p text:style-name="P13">Az utolsó két aktív félév ösztöndíj indexe (2 db érték)</text:p>
        </text:list-item>
        <text:list-item>
          <text:p text:style-name="P13">A matematikai jellegű tárgyakból elért eredmények</text:p>
          <text:p text:style-name="P14"/>
        </text:list-item>
        <text:list-item>
          <text:p text:style-name="P15">Van-e a pályázónak korábbi diplomája (ha igen: kiadó intézmény, szak, fokozat (BSc/MSc)).</text:p>
          <text:p text:style-name="P14"/>
        </text:list-item>
        <text:list-item>
          <text:p text:style-name="P15">A pályázó esetleges korábbi oktatási tapasztalatai (ideértve pl. konzultációkat, évfolyamtársak segítését, stb. is)</text:p>
          <text:p text:style-name="P14"/>
        </text:list-item>
      </text:list>
      <text:list text:style-name="L2">
        <text:list-item>
          <text:p text:style-name="P16">A pályázó esetleges matematikai vonatkozású versenyeredményei (beleértve a középiskolás korban elérteket is) vagy egyéb, a rendes egyetemi tanulmányokon túlmutató teljesítményei.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hu" fo:country="H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normal" style:default-outline-level="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497cm" fo:margin-left="1.24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fo:text-indent="-0.497cm" fo:margin-left="9.977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497cm" fo:margin-left="1.24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fo:text-indent="-0.497cm" fo:margin-left="9.977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13:21:45.017364250</dc:date>
    <meta:editing-duration>PT17M51S</meta:editing-duration>
    <meta:editing-cycles>5</meta:editing-cycles>
    <meta:generator>LibreOffice/7.4.3.2$Linux_X86_64 LibreOffice_project/8d7af0b9f05ca3f6bf3593323f061d3291e2ce28</meta:generator>
    <meta:document-statistic meta:table-count="0" meta:image-count="0" meta:object-count="0" meta:page-count="2" meta:paragraph-count="38" meta:word-count="452" meta:character-count="3422" meta:non-whitespace-character-count="3028"/>
  </office:meta>
</office:document-meta>
</file>